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4.249cm"/>
    </style:style>
    <style:style style:name="Table1.B" style:family="table-column">
      <style:table-column-properties style:column-width="6.375cm"/>
    </style:style>
    <style:style style:name="Table1.C" style:family="table-column">
      <style:table-column-properties style:column-width="6.376cm"/>
    </style:style>
    <style:style style:name="Table1.A1" style:family="table-cell">
      <style:table-cell-properties fo:padding="0.097cm" fo:border-left="none" fo:border-right="none" fo:border-top="0.25pt solid #000000" fo:border-bottom="0.25pt solid #000000" style:writing-mode="lr-tb"/>
    </style:style>
    <style:style style:name="Table1.A2" style:family="table-cell">
      <style:table-cell-properties fo:padding="0.097cm" fo:border="none" style:writing-mode="lr-tb"/>
    </style:style>
    <style:style style:name="Table1.A10" style:family="table-cell">
      <style:table-cell-properties fo:padding="0.097cm" fo:border-left="none" fo:border-right="none" fo:border-top="none" fo:border-bottom="0.25pt solid #000000" style:writing-mode="lr-tb"/>
    </style:style>
    <style:style style:name="P1" style:family="paragraph" style:parent-style-name="Standard">
      <style:text-properties officeooo:paragraph-rsid="001fc0c4"/>
    </style:style>
    <style:style style:name="P2" style:family="paragraph" style:parent-style-name="Standard">
      <style:text-properties officeooo:paragraph-rsid="00239aab"/>
    </style:style>
    <style:style style:name="P3" style:family="paragraph" style:parent-style-name="Standard">
      <style:text-properties fo:font-weight="bold" officeooo:rsid="00239aab" officeooo:paragraph-rsid="00239aab" style:font-weight-asian="bold" style:font-weight-complex="bold"/>
    </style:style>
    <style:style style:name="P4" style:family="paragraph" style:parent-style-name="Standard">
      <style:text-properties fo:color="#6a8759" style:font-name="JetBrains Mono" fo:font-size="10pt" fo:font-style="normal" fo:font-weight="normal" officeooo:paragraph-rsid="001fc0c4" style:font-size-asian="10pt" style:font-style-asian="normal" style:font-weight-asian="normal"/>
    </style:style>
    <style:style style:name="P5" style:family="paragraph" style:parent-style-name="Standard">
      <style:text-properties officeooo:rsid="00239aab" officeooo:paragraph-rsid="00239aab"/>
    </style:style>
    <style:style style:name="P6" style:family="paragraph" style:parent-style-name="Standard">
      <style:text-properties fo:font-weight="normal" officeooo:rsid="0027e3a8" officeooo:paragraph-rsid="0027e3a8" style:font-weight-asian="normal" style:font-weight-complex="normal"/>
    </style:style>
    <style:style style:name="P7" style:family="paragraph" style:parent-style-name="Standard">
      <style:text-properties fo:font-weight="normal" officeooo:rsid="002b09b7" officeooo:paragraph-rsid="002b09b7" style:font-weight-asian="normal" style:font-weight-complex="normal"/>
    </style:style>
    <style:style style:name="P8" style:family="paragraph" style:parent-style-name="Standard">
      <style:text-properties fo:font-weight="normal" officeooo:rsid="002c043c" officeooo:paragraph-rsid="002c043c" style:font-weight-asian="normal" style:font-weight-complex="normal"/>
    </style:style>
    <style:style style:name="P9" style:family="paragraph" style:parent-style-name="Standard">
      <style:text-properties officeooo:rsid="002dd8bd" officeooo:paragraph-rsid="002dd8bd"/>
    </style:style>
    <style:style style:name="P10" style:family="paragraph" style:parent-style-name="Table_20_Contents">
      <style:text-properties officeooo:paragraph-rsid="001fc0c4"/>
    </style:style>
    <style:style style:name="P11" style:family="paragraph" style:parent-style-name="Standard" style:list-style-name="L1">
      <style:text-properties officeooo:paragraph-rsid="00239aab"/>
    </style:style>
    <style:style style:name="P12" style:family="paragraph" style:parent-style-name="Standard" style:list-style-name="L1">
      <style:text-properties officeooo:paragraph-rsid="00251db4"/>
    </style:style>
    <style:style style:name="P13" style:family="paragraph" style:parent-style-name="Standard" style:list-style-name="L1">
      <style:text-properties officeooo:paragraph-rsid="00265f51"/>
    </style:style>
    <style:style style:name="P14" style:family="paragraph" style:parent-style-name="Standard" style:list-style-name="L1">
      <style:text-properties officeooo:paragraph-rsid="001fc0c4"/>
    </style:style>
    <style:style style:name="P15" style:family="paragraph" style:parent-style-name="Standard" style:list-style-name="L1">
      <style:text-properties officeooo:paragraph-rsid="00271756"/>
    </style:style>
    <style:style style:name="P16" style:family="paragraph" style:parent-style-name="Standard" style:list-style-name="L1">
      <style:text-properties officeooo:rsid="00239aab" officeooo:paragraph-rsid="00239aab"/>
    </style:style>
    <style:style style:name="P17" style:family="paragraph" style:parent-style-name="Standard" style:list-style-name="L1">
      <style:text-properties officeooo:rsid="00251db4" officeooo:paragraph-rsid="00251db4"/>
    </style:style>
    <style:style style:name="P18" style:family="paragraph" style:parent-style-name="Standard" style:list-style-name="L2">
      <style:text-properties officeooo:rsid="002dd8bd" officeooo:paragraph-rsid="002dd8bd"/>
    </style:style>
    <style:style style:name="P19" style:family="paragraph" style:parent-style-name="Standard" style:list-style-name="L3">
      <style:text-properties officeooo:paragraph-rsid="001fc0c4"/>
    </style:style>
    <style:style style:name="P20" style:family="paragraph" style:parent-style-name="Standard" style:list-style-name="L3">
      <style:text-properties officeooo:paragraph-rsid="00239aab"/>
    </style:style>
    <style:style style:name="P21" style:family="paragraph" style:parent-style-name="Standard" style:list-style-name="L3">
      <style:text-properties officeooo:paragraph-rsid="00271756"/>
    </style:style>
    <style:style style:name="P22" style:family="paragraph" style:parent-style-name="Standard">
      <style:text-properties officeooo:rsid="002e39ef" officeooo:paragraph-rsid="001fc0c4"/>
    </style:style>
    <style:style style:name="P23" style:family="paragraph" style:parent-style-name="Standard">
      <style:text-properties officeooo:rsid="002e39ef" officeooo:paragraph-rsid="002e39ef"/>
    </style:style>
    <style:style style:name="P24" style:family="paragraph" style:parent-style-name="Standard">
      <style:text-properties officeooo:rsid="0030eca4" officeooo:paragraph-rsid="0030eca4"/>
    </style:style>
    <style:style style:name="P25" style:family="paragraph" style:parent-style-name="Standard">
      <style:text-properties officeooo:paragraph-rsid="00315bcc"/>
    </style:style>
    <style:style style:name="P26" style:family="paragraph" style:parent-style-name="Standard">
      <style:text-properties officeooo:paragraph-rsid="002dd8bd"/>
    </style:style>
    <style:style style:name="P27" style:family="paragraph" style:parent-style-name="Standard">
      <style:text-properties officeooo:paragraph-rsid="0035d08e"/>
    </style:style>
    <style:style style:name="T1" style:family="text">
      <style:text-properties fo:font-style="italic" style:font-style-asian="italic" style:font-style-complex="italic"/>
    </style:style>
    <style:style style:name="T2" style:family="text">
      <style:text-properties fo:font-style="italic" officeooo:rsid="001fc0c4" style:font-style-asian="italic" style:font-style-complex="italic"/>
    </style:style>
    <style:style style:name="T3" style:family="text">
      <style:text-properties fo:font-style="italic" officeooo:rsid="003874d4" style:font-style-asian="italic" style:font-style-complex="italic"/>
    </style:style>
    <style:style style:name="T4" style:family="text">
      <style:text-properties officeooo:rsid="001fc0c4"/>
    </style:style>
    <style:style style:name="T5" style:family="text">
      <style:text-properties style:text-line-through-style="solid" style:text-line-through-type="single"/>
    </style:style>
    <style:style style:name="T6" style:family="text">
      <style:text-properties fo:color="#6a8759" style:font-name="JetBrains Mono" fo:font-size="10pt" fo:font-style="normal" fo:font-weight="normal" style:font-size-asian="10pt" style:font-style-asian="normal" style:font-weight-asian="normal"/>
    </style:style>
    <style:style style:name="T7" style:family="text">
      <style:text-properties officeooo:rsid="0021a511"/>
    </style:style>
    <style:style style:name="T8" style:family="text">
      <style:text-properties fo:color="#c9211e"/>
    </style:style>
    <style:style style:name="T9" style:family="text">
      <style:text-properties fo:color="#c9211e" officeooo:rsid="001fc0c4"/>
    </style:style>
    <style:style style:name="T10" style:family="text">
      <style:text-properties fo:color="#c9211e" officeooo:rsid="0021a511"/>
    </style:style>
    <style:style style:name="T11" style:family="text">
      <style:text-properties fo:color="#c9211e" officeooo:rsid="00360a3d"/>
    </style:style>
    <style:style style:name="T12" style:family="text">
      <style:text-properties fo:color="#c9211e" officeooo:rsid="003874d4"/>
    </style:style>
    <style:style style:name="T13" style:family="text">
      <style:text-properties officeooo:rsid="0021b7bb"/>
    </style:style>
    <style:style style:name="T14" style:family="text">
      <style:text-properties officeooo:rsid="00239aab"/>
    </style:style>
    <style:style style:name="T15" style:family="text">
      <style:text-properties officeooo:rsid="00265f51"/>
    </style:style>
    <style:style style:name="T16" style:family="text">
      <style:text-properties officeooo:rsid="0027e3a8"/>
    </style:style>
    <style:style style:name="T17" style:family="text">
      <style:text-properties fo:font-weight="bold" style:font-weight-asian="bold" style:font-weight-complex="bold"/>
    </style:style>
    <style:style style:name="T18" style:family="text">
      <style:text-properties officeooo:rsid="00298702"/>
    </style:style>
    <style:style style:name="T19" style:family="text">
      <style:text-properties officeooo:rsid="002c043c"/>
    </style:style>
    <style:style style:name="T20" style:family="text">
      <style:text-properties fo:font-weight="normal" officeooo:rsid="0027e3a8" style:font-weight-asian="normal" style:font-weight-complex="normal"/>
    </style:style>
    <style:style style:name="T21" style:family="text">
      <style:text-properties fo:font-weight="normal" officeooo:rsid="00298702" style:font-weight-asian="normal" style:font-weight-complex="normal"/>
    </style:style>
    <style:style style:name="T22" style:family="text">
      <style:text-properties officeooo:rsid="002d16d1"/>
    </style:style>
    <style:style style:name="T23" style:family="text">
      <style:text-properties officeooo:rsid="002fe6ec"/>
    </style:style>
    <style:style style:name="T24" style:family="text">
      <style:text-properties officeooo:rsid="0030eca4"/>
    </style:style>
    <style:style style:name="T25" style:family="text">
      <style:text-properties officeooo:rsid="00315bcc"/>
    </style:style>
    <style:style style:name="T26" style:family="text">
      <style:text-properties officeooo:rsid="002dd8bd"/>
    </style:style>
    <style:style style:name="T27" style:family="text">
      <style:text-properties officeooo:rsid="00328fc9"/>
    </style:style>
    <style:style style:name="T28" style:family="text">
      <style:text-properties officeooo:rsid="003309e2"/>
    </style:style>
    <style:style style:name="T29" style:family="text">
      <style:text-properties officeooo:rsid="00341df8"/>
    </style:style>
    <style:style style:name="T30" style:family="text">
      <style:text-properties officeooo:rsid="003483b5"/>
    </style:style>
    <style:style style:name="T31" style:family="text">
      <style:text-properties officeooo:rsid="0035d08e"/>
    </style:style>
    <style:style style:name="T32" style:family="text">
      <style:text-properties fo:font-size="10pt" officeooo:rsid="0035d08e" style:font-size-asian="10pt" style:font-size-complex="10pt"/>
    </style:style>
    <style:style style:name="T33" style:family="text">
      <style:text-properties fo:font-size="10pt" officeooo:rsid="0021a511" style:font-size-asian="10pt" style:font-size-complex="10pt"/>
    </style:style>
    <style:style style:name="T34" style:family="text">
      <style:text-properties officeooo:rsid="003874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UPD (31 January, 2022): extractors.py now contain custom functions to extract 32 features, mostly based on matching the morphological and syntactic tags, and their combinations from UD annotations. Besides, new_mega_collector.py contains a functionality to add averaged <text:span text:style-name="T23">frequencies</text:span> for <text:span text:style-name="T34">29</text:span><text:span text:style-name="T24"> dependency relations (=syntactic tags from column 8 in a conllu file) from UD.</text:span></text:p>
      <text:p text:style-name="P23"/>
      <text:p text:style-name="P27"><text:span text:style-name="T32">S</text:span><text:span text:style-name="T33">ee </text:span><text:span text:style-name="T32">the list of available syntactic relations: </text:span><text:a xlink:type="simple" xlink:href="https://universaldependencies.org/u/dep/index.html" text:style-name="Internet_20_link" text:visited-style-name="Visited_20_Internet_20_Link"><text:span text:style-name="T33">https://universaldependencies.org/u/dep/index.html</text:span></text:a></text:p>
      <text:p text:style-name="P27"><text:span text:style-name="T33"/></text:p>
      <text:p text:style-name="P22">The list of <text:span text:style-name="T12">31</text:span><text:span text:style-name="T8"> features</text:span> <text:span text:style-name="T4">extracted from UD-annotated texts ordered as they appear in new_mega_collector.py and in the output table: </text:span><text:span text:style-name="T2">'wc', 'sents' </text:span><text:span text:style-name="T3">+ </text:span><text:span text:style-name="T1">sentlength wdlength interrog nn mhd mdd content_dens content_TTR finites attrib pasttense addit advers caus tempseq epist numcls simple nnargs ppron possp intonep conj sconj neg copula determ propn adp</text:span></text:p>
      <text:p text:style-name="P22"/>
      <text:p text:style-name="P24">In total, the data table has <text:span text:style-name="T27">5</text:span><text:span text:style-name="T25"> meta information columns,</text:span> <text:span text:style-name="T25">6</text:span><text:span text:style-name="T28">3</text:span><text:span text:style-name="T25"> feature columns, </text:span><text:span text:style-name="T30">and 2654 rows=observations.</text:span></text:p>
      <text:p text:style-name="P4"/>
      <text:list xml:id="list623246740" text:style-name="L1">
        <text:list-item>
          <text:p text:style-name="P11">sentlength</text:p>
          <text:p text:style-name="P11">number of words per sentence averaged over all sentences in the text. The extraction accounts for typical sentence tokenisation errors such as sentences ending in :, ;, Mr., Dr.</text:p>
          <text:p text:style-name="P11"/>
        </text:list-item>
        <text:list-item>
          <text:p text:style-name="P11"><text:span text:style-name="T14">wd</text:span>length</text:p>
          <text:p text:style-name="P16">total number of characters in document tokens over number of words (punctuation tokens are ignored)</text:p>
          <text:p text:style-name="P16"/>
        </text:list-item>
        <text:list-item>
          <text:p text:style-name="P11">interrog</text:p>
          <text:p text:style-name="P16">interrogative sentences: all sentences ending in ?</text:p>
          <text:p text:style-name="P16"/>
        </text:list-item>
        <text:list-item>
          <text:p text:style-name="P17">nn</text:p>
          <text:p text:style-name="P17">count of all tokens tagged as NOUN</text:p>
          <text:p text:style-name="P11"><text:span text:style-name="Fuente_20_de_20_párrafo_20_predeter."><text:span text:style-name="T1"/></text:span></text:p>
        </text:list-item>
        <text:list-item>
          <text:p text:style-name="P11">mhd</text:p>
          <text:p text:style-name="P12"><text:span text:style-name="Fuente_20_de_20_párrafo_20_predeter."><text:span text:style-name="T1">mean hierarchical distance (MHD, aka production (speaker’s difficulty) as the average value of all path lengths travelling from the root to all nodes along the dependency edges </text:span></text:span><text:bookmark-start text:name="ADDIN_CSL_CITATION_{&quot;citationItems&quot;:_[{&quot;11"/><text:span text:style-name="Fuente_20_de_20_párrafo_20_predeter."><text:span text:style-name="T1">(Jing and Liu 2015: 164)</text:span></text:span><text:bookmark-end text:name="ADDIN_CSL_CITATION_{&quot;citationItems&quot;:_[{&quot;11"/></text:p>
          <text:p text:style-name="P12"><text:span text:style-name="Fuente_20_de_20_párrafo_20_predeter."><text:span text:style-name="T1"/></text:span></text:p>
        </text:list-item>
        <text:list-item>
          <text:p text:style-name="P12">mdd</text:p>
          <text:p text:style-name="P11">mean dependency distance (MDD, aka comprehension difficulty) as “the distance between words and their parents, measured in terms of intervening words” (Jing <text:s/>and Liu 2015: 162)</text:p>
          <text:p text:style-name="P11"><text:span text:style-name="Fuente_20_de_20_párrafo_20_predeter."><text:span text:style-name="T1"/></text:span></text:p>
        </text:list-item>
        <text:list-item>
          <text:p text:style-name="P11"><text:span text:style-name="T15">content_</text:span>dens</text:p>
          <text:p text:style-name="P11">lexical density: ratio of PoS disambiguated content words types (look_VERB vs look_NOUN) to all tokens</text:p>
          <text:p text:style-name="P11"/>
        </text:list-item>
        <text:list-item>
          <text:p text:style-name="P11"><text:span text:style-name="T15">content_</text:span>TTR</text:p>
          <text:p text:style-name="P11">type to token ratio <text:span text:style-name="T15">based on content words only</text:span>: ratio of PoS disambiguated content words types (look_VERB vs look_NOUN) to their tokens. Content words include lemmas in ADJ, ADV, VERB, NOUN part of speech categories.</text:p>
          <text:p text:style-name="P11"><text:span text:style-name="Fuente_20_de_20_párrafo_20_predeter."><text:span text:style-name="T1"/></text:span></text:p>
        </text:list-item>
        <text:list-item>
          <text:p text:style-name="P13">finites</text:p>
          <text:p text:style-name="P13"><text:span text:style-name="Fuente_20_de_20_párrafo_20_predeter."><text:span text:style-name="T1">verbs in finite form; extraction is based on UD default annotation VerbForm=Fin</text:span></text:span></text:p>
          <text:p text:style-name="P11"><text:span text:style-name="Fuente_20_de_20_párrafo_20_predeter."><text:span text:style-name="T1"/></text:span></text:p>
        </text:list-item>
        <text:list-item>
          <text:p text:style-name="P12">attrib</text:p>
          <text:p text:style-name="P12"><text:soft-page-break/><text:span text:style-name="Fuente_20_de_20_párrafo_20_predeter."><text:span text:style-name="T1">adjectives and participles functioning as attributes; all words tagged as ADJ or VerbForm=Part with the amod dependency to their head (e.g. the rising sun; the coloured face; fried green tomatoes)</text:span></text:span></text:p>
          <text:p text:style-name="P12"><text:span text:style-name="Fuente_20_de_20_párrafo_20_predeter."><text:span text:style-name="T1"/></text:span></text:p>
        </text:list-item>
        <text:list-item>
          <text:p text:style-name="P12">pasttense</text:p>
          <text:p text:style-name="P12"><text:span text:style-name="Fuente_20_de_20_párrafo_20_predeter."><text:span text:style-name="T1">verbs in the past tense: all occurrences of the feature Tense=Past</text:span></text:span></text:p>
          <text:p text:style-name="P11"><text:span text:style-name="Fuente_20_de_20_párrafo_20_predeter."><text:span text:style-name="T1"/></text:span></text:p>
        </text:list-item>
        <text:list-item>
          <text:p text:style-name="P12">addit</text:p>
          <text:p text:style-name="P12">additive connectives; cumulative frequency of the lis'conj', 'csubj', 'root', 'det', 'punct't items normalised to the number of sentences; see description in Table A</text:p>
          <text:p text:style-name="P12"/>
        </text:list-item>
        <text:list-item>
          <text:p text:style-name="P12">advers</text:p>
          <text:p text:style-name="P12">adversative (contrastive) connectives; cumulative frequency of the list items normalised to the number of sentences; see description in Table A</text:p>
          <text:p text:style-name="P12"/>
        </text:list-item>
        <text:list-item>
          <text:p text:style-name="P12">caus</text:p>
          <text:p text:style-name="P12"><text:span text:style-name="Fuente_20_de_20_párrafo_20_predeter."><text:span text:style-name="T1">causative connectives; cumulative frequency of the list items normalised to the number of sentences; see description in Table A</text:span></text:span></text:p>
          <text:p text:style-name="P14"/>
        </text:list-item>
        <text:list-item>
          <text:p text:style-name="P15">tempseq</text:p>
          <text:p text:style-name="P15">temporal and sequential connectives; cumulative frequency of the list items normalised to the number of sentences; see description in Table A</text:p>
          <text:p text:style-name="P15"/>
        </text:list-item>
        <text:list-item>
          <text:p text:style-name="P15">epist</text:p>
          <text:p text:style-name="P15">epistemic stance discourse markers; cumulative frequency of the list items normalised to the number of sentences; see description in Table A</text:p>
          <text:p text:style-name="P15"/>
        </text:list-item>
        <text:list-item>
          <text:p text:style-name="P15">numcls</text:p>
          <text:p text:style-name="P15">number of clauses per sentence; number of relations from the list <text:span text:style-name="Fuente_20_de_20_párrafo_20_predeter."><text:span text:style-name="T1">csubj, acl:relcl, advcl, acl, xcomp, parataxis</text:span></text:span> annotated in one sentence</text:p>
          <text:p text:style-name="P15"/>
        </text:list-item>
        <text:list-item>
          <text:p text:style-name="P15">simple</text:p>
          <text:p text:style-name="P15"><text:span text:style-name="Fuente_20_de_20_párrafo_20_predeter."><text:span text:style-name="T1">simple sentence; a sentence where no words have relations: csubj, acl:relcl, advcl, acl, xcomp, parataxis</text:span></text:span></text:p>
          <text:p text:style-name="P15"/>
        </text:list-item>
        <text:list-item>
          <text:p text:style-name="P15">nnargs</text:p>
          <text:p text:style-name="P15">core verbal arguments represented by nouns or proper names; ratio of nouns and proper names in the functions of <text:span text:style-name="Fuente_20_de_20_párrafo_20_predeter."><text:span text:style-name="T1">nsubj, obj, iobj</text:span></text:span> to the count of these functions</text:p>
        </text:list-item>
      </text:list>
      <text:p text:style-name="P3"/>
      <text:p text:style-name="P6"><text:span text:style-name="T17">TODO:</text:span><text:line-break/>add the description for the following in the appropriate place</text:p>
      <text:p text:style-name="Standard"><text:span text:style-name="T21">20. </text:span><text:span text:style-name="T20">ppron: </text:span>'Person=' in w[5] and not 'Poss=Yes' in w[5]</text:p>
      <text:p text:style-name="P6"><text:span text:style-name="T18">21. </text:span>possp Poss=Yes</text:p>
      <text:p text:style-name="P6"><text:span text:style-name="T18">22. </text:span>intonep: include noun substitutes, i.e. pronouns par excellence, of Indefinite, total and negative semantic subtypes <text:span text:style-name="T18">(es: 'PronType=Ind', </text:span><text:bookmark-start text:name="__DdeLink__478_4055923161"/><text:span text:style-name="T18">'PronType=Tot'</text:span><text:bookmark-end text:name="__DdeLink__478_4055923161"/><text:span text:style-name="T18">, 'PronType=Int,Rel', 'PronType=Neg'</text:span><text:span text:style-name="T19">)</text:span></text:p>
      <text:p text:style-name="Standard">23. conj </text:p>
      <text:p text:style-name="Standard">24. sconj </text:p>
      <text:p text:style-name="P6"><text:span text:style-name="T19">2</text:span><text:span text:style-name="T22">5</text:span><text:span text:style-name="T19">. </text:span>neg </text:p>
      <text:p text:style-name="P7">2<text:span text:style-name="T22">6</text:span>. copula: "cop" and w[2] in ['be', 'ser', 'estar']</text:p>
      <text:p text:style-name="P7">2<text:span text:style-name="T22">7</text:span>. determ:</text:p>
      <text:p text:style-name="P8">2<text:span text:style-name="T22">8</text:span>. <text:span text:style-name="T16">propn</text:span></text:p>
      <text:p text:style-name="P8">2<text:span text:style-name="T22">9</text:span>. <text:span text:style-name="T16">adp</text:span></text:p>
      <text:p text:style-name="P7"><text:soft-page-break/></text:p>
      <text:p text:style-name="P3"/>
      <text:p text:style-name="P3">Select UD relations (for other options <text:span text:style-name="T7">see </text:span><text:a xlink:type="simple" xlink:href="https://universaldependencies.org/u/dep/index.html" text:style-name="Internet_20_link" text:visited-style-name="Visited_20_Internet_20_Link"><text:span text:style-name="T7">https://universaldependencies.org/u/dep/index.html</text:span></text:a>)</text:p>
      <text:p text:style-name="Standard"/>
      <text:p text:style-name="P26"><text:span text:style-name="T26">Since 31 January, 2022 we use </text:span><text:span text:style-name="T25">all available </text:span><text:span text:style-name="T26">UD dependencies </text:span><text:span text:style-name="T25">(with the caveats below, the total number is </text:span><text:span text:style-name="T29">29</text:span><text:span text:style-name="T25">)</text:span><text:span text:style-name="T26"> to select the best translationese indicators from on the assumption that the bigger the pool of features from which you can select, the higher the chances that we will discover linguistically- and translationally-interesting translationese indicators. </text:span></text:p>
      <text:p text:style-name="P9">Caveats: </text:p>
      <text:list xml:id="list974554758" text:style-name="L2">
        <text:list-item>
          <text:p text:style-name="P18">we don’t use variants of rels (e.g. acl:relcl), except we use 'aux:pass' instead of 'aux';</text:p>
        </text:list-item>
        <text:list-item>
          <text:p text:style-name="P18">we drop 'cop', 'conj', 'csubj', 'root', 'det', 'punct', because it is duplicated in <text:span text:style-name="T29">custom features that employ list-based filtering at the extraction time</text:span></text:p>
        </text:list-item>
        <text:list-item>
          <text:p text:style-name="P18">we have to drop <text:s/>clf and <text:s/>dislocated because they are all zeroes in all docs</text:p>
        </text:list-item>
      </text:list>
      <text:p text:style-name="P9"/>
      <text:p text:style-name="P25"><text:s text:c="4"/>all_udrels = ['acl', 'advcl', 'advmod', 'amod', 'appos', 'aux:pass', 'case', 'cc', 'ccomp', 'compound', <text:tab/><text:tab/><text:tab/>'conj', 'csubj', 'dep', 'det', 'discourse', 'expl', 'fixed', 'flat', 'goeswith', 'iobj', </text:p>
      <text:p text:style-name="P25"><text:tab/><text:tab/>'list', 'mark', 'nmod', 'nsubj', 'nummod', 'obj', 'obl', 'orphan', 'parataxis', 'punct', <text:tab/><text:tab/><text:tab/>'reparandum', 'root', 'vocative', 'xcomp']</text:p>
      <text:p text:style-name="Standard"/>
      <text:p text:style-name="P9">A selection from the previous research on EN &gt; RU translationese that was shown to underperform on other language pairs. </text:p>
      <text:p text:style-name="P9"/>
      <text:list xml:id="list2293130995" text:style-name="L3">
        <text:list-item>
          <text:p text:style-name="P19">acl</text:p>
          <text:p text:style-name="P19">finite and non-finite clausal modifier of noun (adjectival clause), including relative clauses as a subtype (used only in EN and RU); extraction is based on UD default annotation (e.g. <text:span text:style-name="Fuente_20_de_20_párrafo_20_predeter."><text:span text:style-name="T1">the person showing (acl) her around; help people do something to overcome (acl) it; людей, следящих (acl) за политикой)</text:span></text:span></text:p>
          <text:p text:style-name="P19"><text:span text:style-name="Fuente_20_de_20_párrafo_20_predeter."><text:span text:style-name="T1"/></text:span></text:p>
        </text:list-item>
        <text:list-item>
          <text:p text:style-name="P19">aux</text:p>
          <text:p text:style-name="P19">auxiliary verbs; extraction is based on UD default annotation</text:p>
          <text:p text:style-name="P19"/>
        </text:list-item>
        <text:list-item>
          <text:p text:style-name="P19">aux:pass</text:p>
          <text:p text:style-name="P19"><text:span text:style-name="Fuente_20_de_20_párrafo_20_predeter."><text:span text:style-name="T1">auxiliary verbs in passive forms; extraction is based on UD default annotation</text:span></text:span></text:p>
          <text:p text:style-name="P20"><text:span text:style-name="Fuente_20_de_20_párrafo_20_predeter."><text:span text:style-name="T1"/></text:span></text:p>
        </text:list-item>
        <text:list-item>
          <text:p text:style-name="P19">ccomp</text:p>
          <text:p text:style-name="P19"><text:span text:style-name="Fuente_20_de_20_párrafo_20_predeter."><text:span text:style-name="T1">clausal complement as annotated in UD (e.g. help people to do (ccomp) smth; не ожидали, что придет (ccomp))</text:span></text:span></text:p>
        </text:list-item>
        <text:list-item>
          <text:p text:style-name="P21">nsubj:pass</text:p>
          <text:p text:style-name="P21">subjects of verbs in the passive voice; extraction is based on UD default <text:span text:style-name="Fuente_20_de_20_párrafo_20_predeter."><text:span text:style-name="T1">nsubj:pass</text:span></text:span> annotation</text:p>
          <text:p text:style-name="P21"/>
        </text:list-item>
        <text:list-item>
          <text:p text:style-name="P21">parataxis</text:p>
          <text:p text:style-name="P21">asyndatically connected coordinated clauses (often direct speech or clauses joined “:” or a “;” as well as parenthetical clauses); extraction is based on UD default annotation</text:p>
          <text:p text:style-name="P21"/>
        </text:list-item>
        <text:list-item>
          <text:p text:style-name="P21">xcomp</text:p>
          <text:p text:style-name="P21">a predicative or clausal complement without its own subject, annotated after phrasal verbs (e.g. started to sing), in case of infinitive constructions (e.g. asked me to leave), etc.; extraction is based on UD default annotation</text:p>
        </text:list-item>
      </text:list>
      <text:p text:style-name="P1"/>
      <text:p text:style-name="P1">Notes</text:p>
      <text:p text:style-name="P1"/>
      <text:p text:style-name="P1"><text:soft-page-break/>1. Normalisation measures</text:p>
      <text:p text:style-name="P1">We use several norms to make features comparable across different-size corpora, depending on the nature of the feature. Most of the features, including all types of discourse markers, types of verb forms, simple sentences, number of clauses per sentence, are normalised to the number of sentences, <text:span text:style-name="T4">etc</text:span>. <text:span text:style-name="T5">Such features as personal, possessive and other noun substitutes, nouns, adverbial quantifiers, determiners are normalised to the running words (6 features).</text:span> Counts for syntactic relations are represented as probabilities, normalised to the number of sentences. Some features have their own normalisation basis: <text:span text:style-name="T5">comparative and superlative degrees are normalised to the total number of adjectives and adverbs, </text:span>nouns in the functions of subject, object or indirect object are normalised to the total number of these roles in the text.</text:p>
      <text:p text:style-name="P1"/>
      <text:p text:style-name="P1">2. Groups of discourse markers</text:p>
      <text:p text:style-name="P1">The classification of connectives (discourse markers) follows the descriptions in Halliday and Hasan (1976) and in Biber et al. (1999). Table A has the number of items in each group and most frequent examples. The lists were initially produced independently from grammar reference books, dictionaries of function words and relevant research papers (for English we used Biber et al. (1999), Fraser (2006), Liu (2008); for Russian – Novikova (2008), Priyatkina (2015), Russian Grammar (Shvedova 1980) to name just a few sources for each language). After the initial selection, the lists were verified for comparability. Following Fraser (2006), discourse markers are treated functionally and include items of various morphological and structural types (conjunctions, adverbs, particles, parenthetical phrases). Though most items on the lists are set phrases, we allowed for possible lexical and structural variability at the extraction time. We also used orthography and punctuation to disambiguate our items. The output of the extraction procedure was manually checked to exclude greedy matching.</text:p>
      <text:p text:style-name="P1"/>
      <text:p text:style-name="P1">Table A. Number of listed connectives and discourse markers by category for each of the project languages and top five most frequent items</text:p>
      <text:p text:style-name="P1"/>
      <table:table table:name="Table1" table:style-name="Table1">
        <table:table-column table:style-name="Table1.A"/>
        <table:table-column table:style-name="Table1.B"/>
        <table:table-column table:style-name="Table1.C"/>
        <table:table-row table:style-name="TableLine94763462226912">
          <table:table-cell table:style-name="Table1.A1" office:value-type="string">
            <text:p text:style-name="P10"/>
          </table:table-cell>
          <table:table-cell table:style-name="Table1.A1" office:value-type="string">
            <text:p text:style-name="P10">English</text:p>
          </table:table-cell>
          <table:table-cell table:style-name="Table1.A1" office:value-type="string">
            <text:p text:style-name="P10">Russian</text:p>
          </table:table-cell>
        </table:table-row>
        <table:table-row table:style-name="TableLine94763462296512">
          <table:table-cell table:style-name="Table1.A2" table:number-rows-spanned="2" office:value-type="string">
            <text:p text:style-name="P10">Additive</text:p>
            <text:p text:style-name="P10"/>
          </table:table-cell>
          <table:table-cell table:style-name="Table1.A2" office:value-type="string">
            <text:p text:style-name="P10">52</text:p>
          </table:table-cell>
          <table:table-cell table:style-name="Table1.A2" office:value-type="string">
            <text:p text:style-name="P10">52</text:p>
          </table:table-cell>
        </table:table-row>
        <table:table-row table:style-name="TableLine94763462298368">
          <table:covered-table-cell/>
          <table:table-cell table:style-name="Table1.A2" office:value-type="string">
            <text:p text:style-name="P10">Also, such as, for example, not only, for instance, in particular, moreover, in other words, namely</text:p>
          </table:table-cell>
          <table:table-cell table:style-name="Table1.A2" office:value-type="string">
            <text:p text:style-name="P10">Также, при этом, например, кроме того, в частности, к тому же, на самом деле, а именно, иными словами, точнее, причем, вдобавок</text:p>
          </table:table-cell>
        </table:table-row>
        <table:table-row table:style-name="TableLine94763462299216">
          <table:table-cell table:style-name="Table1.A2" table:number-rows-spanned="2" office:value-type="string">
            <text:p text:style-name="P10">Adversative</text:p>
            <text:p text:style-name="P10"/>
          </table:table-cell>
          <table:table-cell table:style-name="Table1.A2" office:value-type="string">
            <text:p text:style-name="P10">46</text:p>
          </table:table-cell>
          <table:table-cell table:style-name="Table1.A2" office:value-type="string">
            <text:p text:style-name="P10">34</text:p>
          </table:table-cell>
        </table:table-row>
        <table:table-row table:style-name="TableLine94763462300064">
          <table:covered-table-cell/>
          <table:table-cell table:style-name="Table1.A2" office:value-type="string">
            <text:p text:style-name="P10">Still, however, rather than, instead, though, on the other hand, in fact, despite</text:p>
          </table:table-cell>
          <table:table-cell table:style-name="Table1.A2" office:value-type="string">
            <text:p text:style-name="P10">Однако, хотя, впрочем, правда, несмотря на, в отличие от, вместе с тем, всё-таки, но на самом деле, наоборот, напротив, зато</text:p>
          </table:table-cell>
        </table:table-row>
        <table:table-row table:style-name="TableLine94763462301424">
          <table:table-cell table:style-name="Table1.A2" table:number-rows-spanned="2" office:value-type="string">
            <text:p text:style-name="P10">Causative</text:p>
          </table:table-cell>
          <table:table-cell table:style-name="Table1.A2" office:value-type="string">
            <text:p text:style-name="P10">42</text:p>
          </table:table-cell>
          <table:table-cell table:style-name="Table1.A2" office:value-type="string">
            <text:p text:style-name="P10">49</text:p>
          </table:table-cell>
        </table:table-row>
        <table:table-row table:style-name="TableLine94763462302336">
          <table:covered-table-cell/>
          <table:table-cell table:style-name="Table1.A2" office:value-type="string">
            <text:p text:style-name="P10">Because, so, due to, so that, therefore, as a result, after all, for this reason, consequently</text:p>
          </table:table-cell>
          <table:table-cell table:style-name="Table1.A2" office:value-type="string">
            <text:p text:style-name="P10">Потому, поэтому, поскольку, ведь, так,, в результате, ради того, чтобы, затем , что, получается, в этом случае, в связи с тем, дабы, тем более что</text:p>
          </table:table-cell>
        </table:table-row>
        <table:table-row table:style-name="TableLine94763462303840">
          <table:table-cell table:style-name="Table1.A2" table:number-rows-spanned="2" office:value-type="string">
            <text:p text:style-name="P10">Temporal and sequential</text:p>
          </table:table-cell>
          <table:table-cell table:style-name="Table1.A2" office:value-type="string">
            <text:p text:style-name="P10">110</text:p>
          </table:table-cell>
          <table:table-cell table:style-name="Table1.A2" office:value-type="string">
            <text:p text:style-name="P10">48</text:p>
          </table:table-cell>
        </table:table-row>
        <table:table-row table:style-name="TableLine94763462304800">
          <table:covered-table-cell/>
          <table:table-cell table:style-name="Table1.A2" office:value-type="string">
            <text:p text:style-name="P10">While, since, soon, and then, eventually, further, anyway, thus, at <text:soft-page-break/>the same time, ultimately, meanwhile</text:p>
          </table:table-cell>
          <table:table-cell table:style-name="Table1.A2" office:value-type="string">
            <text:p text:style-name="P10">Пока, наконец, затем, в целом, в то время , как, в заключение, в <text:soft-page-break/>конце концов, во-первых, в то же время</text:p>
          </table:table-cell>
        </table:table-row>
        <table:table-row table:style-name="TableLine94763462306224">
          <table:table-cell table:style-name="Table1.A10" table:number-rows-spanned="2" office:value-type="string">
            <text:p text:style-name="P10">Epistemic markers</text:p>
            <text:p text:style-name="P10"/>
          </table:table-cell>
          <table:table-cell table:style-name="Table1.A2" office:value-type="string">
            <text:p text:style-name="P10">64</text:p>
          </table:table-cell>
          <table:table-cell table:style-name="Table1.A2" office:value-type="string">
            <text:p text:style-name="P10">86</text:p>
          </table:table-cell>
        </table:table-row>
        <table:table-row table:style-name="TableLine94763462307728">
          <table:covered-table-cell/>
          <table:table-cell table:style-name="Table1.A10" office:value-type="string">
            <text:p text:style-name="P10">Really, at least, perhaps, of course, probably, in any case, for sure, in reality, no doubt, arguably, clearly, indeed, I/we think, I/we am/are (un)convinced/sure</text:p>
          </table:table-cell>
          <table:table-cell table:style-name="Table1.A10" office:value-type="string">
            <text:p text:style-name="P10">Конечно, возможно, может быть, действительно, говорят, на мой взгляд, якобы, полагаю, по сути, в любом случае, кажется, бесспорно, пожалуй</text:p>
          </table:table-cell>
        </table:table-row>
      </table:table>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orphans="2" fo:widows="2" fo:hyphenation-ladder-count="no-limit"/>
      <style:text-properties fo:hyphenate="false" fo:hyphenation-remain-char-count="2" fo:hyphenation-push-char-count="2" loext:hyphenation-no-caps="false"/>
    </style:style>
    <style:style style:name="Título_20_1" style:display-name="Título 1" style:family="paragraph" style:parent-style-name="Normal" style:next-style-name="Standard" style:default-outline-level="1">
      <style:paragraph-properties fo:keep-together="always" fo:hyphenation-ladder-count="no-limit" fo:keep-with-next="always"/>
      <style:text-properties fo:font-weight="bold" style:font-weight-asian="bold"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a Kunilovskaya</meta:initial-creator>
    <meta:creation-date>2021-12-07T18:24:33.651478721</meta:creation-date>
    <dc:date>2022-01-31T15:41:32.936278567</dc:date>
    <meta:editing-duration>P2DT18H45M55S</meta:editing-duration>
    <meta:editing-cycles>18</meta:editing-cycles>
    <meta:generator>LibreOffice/6.4.7.2$Linux_X86_64 LibreOffice_project/40$Build-2</meta:generator>
    <meta:document-statistic meta:table-count="1" meta:image-count="0" meta:object-count="0" meta:page-count="5" meta:paragraph-count="109" meta:word-count="1496" meta:character-count="9806" meta:non-whitespace-character-count="8425"/>
  </office:meta>
</office:document-meta>
</file>